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941edf" style:font-name="Courier New" fo:font-size="12pt" style:font-name-asian="Courier New" style:font-size-asian="12pt" style:font-name-complex="Courier New" style:font-size-complex="12pt"/>
    </style:style>
    <style:style style:name="T3" style:family="text">
      <style:text-properties fo:color="#941edf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T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6" style:family="text">
      <style:text-properties fo:color="#fa6400" style:font-name="Courier New" fo:font-size="12pt" style:font-name-asian="Courier New" style:font-size-asian="12pt" style:font-name-complex="Courier New" style:font-size-complex="12pt"/>
    </style:style>
    <style:style style:name="T7" style:family="text">
      <style:text-properties fo:color="#fa6400" style:font-name="Courier New" fo:font-size="10pt" style:font-name-asian="Courier New" style:font-size-asian="10pt" style:font-name-complex="Courier New" style:font-size-complex="10pt"/>
    </style:style>
    <style:style style:name="T8" style:family="text">
      <style:text-properties fo:color="#00cb00" style:font-name="Courier New" fo:font-size="12pt" style:font-name-asian="Courier New" style:font-size-asian="12pt" style:font-name-complex="Courier New" style:font-size-complex="12pt"/>
    </style:style>
    <style:style style:name="T9" style:family="text">
      <style:text-properties fo:color="#00cb00" style:font-name="Courier New" fo:font-size="10pt" style:font-name-asian="Courier New" style:font-size-asian="10pt" style:font-name-complex="Courier New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2" text:outline-level="2">En fin du main d'un fichier de tests. </text:h>
      <text:p text:style-name="Text_20_body"/>
      <text:p text:style-name="Text_20_body"><text:span text:style-name="T5"><text:s text:c="6"/></text:span><text:span text:style-name="T7">// bilan du test de addMember<text:line-break/></text:span><text:span text:style-name="T5"> <text:s text:c="8"/>System.out.println(</text:span><text:span text:style-name="T9">"TestsAddMember : <text:s text:c="2"/>"</text:span><text:span text:style-name="T5"> + nbErreurs + <text:line-break/> <text:s text:c="27"/></text:span><text:span text:style-name="T9">" erreur(s) / "</text:span><text:span text:style-name="T5"> + <text:s/>nbTests + </text:span><text:span text:style-name="T9">" tests effectués"</text:span><text:span text:style-name="T5">);<text:line-break/> <text:s text:c="5"/><text:line-break/> <text:s text:c="5"/></text:span><text:span text:style-name="T7">// ajouts au bilan en cours si le bilan est passé en paramètre<text:line-break/></text:span><text:span text:style-name="T5"> <text:s text:c="8"/></text:span><text:span text:style-name="T3">if</text:span><text:span text:style-name="T5"> ((args != </text:span><text:span text:style-name="T3">null</text:span><text:span text:style-name="T5">) &amp;&amp; (args.length == 2)) { <text:s text:c="7"/><text:line-break/> <text:s text:c="11"/>nbTests = nbTests + </text:span><text:span text:style-name="T3">new</text:span><text:span text:style-name="T5"> Integer(args[0]);<text:line-break/> <text:s text:c="11"/>nbErreurs = nbErreurs + </text:span><text:span text:style-name="T3">new</text:span><text:span text:style-name="T5"> Integer(args[1]); <text:s text:c="6"/><text:line-break/> <text:s text:c="11"/>args[0] = </text:span><text:span text:style-name="T9">""</text:span><text:span text:style-name="T5"> + nbTests;<text:line-break/> <text:s text:c="11"/>args[1] = </text:span><text:span text:style-name="T9">""</text:span><text:span text:style-name="T5"> + nbErreurs;<text:line-break/> <text:s text:c="8"/>}</text:span><text:span text:style-name="T4"><text:line-break/> <text:s text:c="4"/>} </text:span><text:span text:style-name="T5"><text:s/>// fin du main</text:span></text:p>
      <text:p text:style-name="Text_20_body"/>
      <text:p text:style-name="Standard"/>
      <text:h text:style-name="Heading_20_2" text:outline-level="2">Dans le fichier d'enchainement des tests.</text:h>
      <text:p text:style-name="P1"><text:span text:style-name="T1"><text:line-break/></text:span><text:span text:style-name="T3">public</text:span><text:span text:style-name="T5"> </text:span><text:span text:style-name="T3">class</text:span><text:span text:style-name="T5"> Tests {<text:line-break/><text:line-break/> <text:s text:c="2"/></text:span><text:span text:style-name="T7">/**<text:line-break/> <text:s text:c="3"/>* @param args<text:line-break/> <text:s text:c="3"/>*/<text:line-break/></text:span><text:span text:style-name="T5"> <text:s text:c="2"/></text:span><text:span text:style-name="T3">public</text:span><text:span text:style-name="T5"> </text:span><text:span text:style-name="T3">static</text:span><text:span text:style-name="T5"> </text:span><text:span text:style-name="T3">void</text:span><text:span text:style-name="T5"> main(String[] args) {<text:line-break/> <text:s text:c="5"/></text:span><text:span text:style-name="T7">// TODO Auto-generated method stub<text:line-break/><text:line-break/></text:span><text:span text:style-name="T5"> <text:s text:c="5"/>String nbTests = </text:span><text:span text:style-name="T9">""</text:span><text:span text:style-name="T5"> + 0;<text:line-break/> <text:s text:c="5"/>String nbErreurs = </text:span><text:span text:style-name="T9">""</text:span><text:span text:style-name="T5"> + 0;<text:line-break/> <text:s text:c="5"/>String [] resultats = </text:span><text:span text:style-name="T3">new</text:span><text:span text:style-name="T5"> String[] {</text:span><text:span text:style-name="T9">"0"</text:span><text:span text:style-name="T5">, </text:span><text:span text:style-name="T9">"0"</text:span><text:span text:style-name="T5">};<text:line-break/> <text:s text:c="5"/><text:line-break/> <text:s text:c="5"/>TestsInitialisation.main(resultats);<text:line-break/> <text:s text:c="5"/><text:line-break/> <text:s text:c="5"/>System.out.println(</text:span><text:span text:style-name="T9">"\n\n ***************************************\n"</text:span><text:span text:style-name="T5">);<text:line-break/><text:line-break/> <text:s text:c="5"/>TestsAddMember.main(resultats);<text:line-break/> <text:s text:c="5"/><text:line-break/> <text:s text:c="5"/>System.out.println(</text:span><text:span text:style-name="T9">"\n\n ***************************************\n"</text:span><text:span text:style-name="T5">);<text:line-break/><text:line-break/> <text:s text:c="5"/>TestsAddItemFilm.main(resultats);<text:line-break/> <text:s text:c="5"/><text:line-break/> <text:s text:c="5"/>System.out.println(</text:span><text:span text:style-name="T9">"\n\n ***************************************\n"</text:span><text:span text:style-name="T5">);<text:line-break/><text:line-break/> <text:s text:c="5"/>TestsReviewItemFilm.main(resultats);<text:line-break/> <text:s text:c="5"/><text:line-break/> <text:s text:c="5"/>System.out.println(</text:span><text:span text:style-name="T9">"\n\n ***************************************\n"</text:span><text:span text:style-name="T5">);<text:line-break/> <text:s text:c="5"/><text:line-break/> <text:s text:c="5"/></text:span><text:span text:style-name="T7">// .... d'autres appels à des tests<text:line-break/></text:span><text:span text:style-name="T5"> <text:s text:c="5"/><text:line-break/> <text:s text:c="5"/>System.out.println(</text:span><text:span text:style-name="T9">"Bilan des Tests : <text:s text:c="2"/>"</text:span><text:span text:style-name="T5"> + resultats[1] + <text:line-break/> <text:s text:c="24"/></text:span><text:span text:style-name="T9">" erreur(s) / "</text:span><text:span text:style-name="T5"> + <text:s/>resultats[0] + </text:span><text:span text:style-name="T9">" tests effectués"</text:span><text:span text:style-name="T5">);<text:line-break/> <text:s text:c="5"/><text:line-break/> <text:s text:c="2"/>}<text:line-break/><text:line-break/>}</text:span><text:span text:style-name="T4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M39S</meta:editing-duration>
    <meta:editing-cycles>6</meta:editing-cycles>
    <meta:generator>OpenOffice.org/3.3$Win32 OpenOffice.org_project/330m20$Build-9567</meta:generator>
    <dc:date>2015-04-15T11:38:57.79</dc:date>
    <dc:creator>Prou Bernard</dc:creator>
    <meta:document-statistic meta:table-count="0" meta:image-count="0" meta:object-count="0" meta:page-count="1" meta:paragraph-count="4" meta:word-count="165" meta:character-count="1602"/>
    <meta:user-defined meta:name="Info 1"/>
    <meta:user-defined meta:name="Info 2"/>
    <meta:user-defined meta:name="Info 3"/>
    <meta:user-defined meta:name="Info 4"/>
  </office:meta>
</office:document-meta>
</file>